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100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7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0">
      <style:table-cell-properties fo:background-color="#ed7d31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6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0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4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5" table:formula="of:=[.B3]+[.C3]" office:value-type="float" office:value="2" calcext:value-type="float">
            <text:p>2</text:p>
          </table:table-cell>
          <table:table-cell table:style-name="ce42" table:formula="of:=[.D3]/[.$D$12]" office:value-type="percentage" office:value="0.00341296928327645" calcext:value-type="percentage">
            <text:p>0,3%</text:p>
          </table:table-cell>
          <table:table-cell table:style-name="ce46" table:formula="of:=[.E3]" office:value-type="percentage" office:value="0.00341296928327645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24" calcext:value-type="float">
            <text:p>24</text:p>
          </table:table-cell>
          <table:table-cell table:style-name="ce29" office:value-type="float" office:value="28" calcext:value-type="float">
            <text:p>28</text:p>
          </table:table-cell>
          <table:table-cell table:style-name="ce35" table:formula="of:=[.B4]+[.C4]" office:value-type="float" office:value="52" calcext:value-type="float">
            <text:p>52</text:p>
          </table:table-cell>
          <table:table-cell table:style-name="ce42" table:formula="of:=[.D4]/[.$D$12]" office:value-type="percentage" office:value="0.0887372013651877" calcext:value-type="percentage">
            <text:p>8,9%</text:p>
          </table:table-cell>
          <table:table-cell table:style-name="ce47" table:formula="of:=[.F3]+[.E4]" office:value-type="percentage" office:value="0.0921501706484642" calcext:value-type="percentage">
            <text:p>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52" calcext:value-type="float">
            <text:p>52</text:p>
          </table:table-cell>
          <table:table-cell table:style-name="ce29" office:value-type="float" office:value="39" calcext:value-type="float">
            <text:p>39</text:p>
          </table:table-cell>
          <table:table-cell table:style-name="ce35" table:formula="of:=[.B5]+[.C5]" office:value-type="float" office:value="91" calcext:value-type="float">
            <text:p>91</text:p>
          </table:table-cell>
          <table:table-cell table:style-name="ce42" table:formula="of:=[.D5]/[.$D$12]" office:value-type="percentage" office:value="0.155290102389079" calcext:value-type="percentage">
            <text:p>15,5%</text:p>
          </table:table-cell>
          <table:table-cell table:style-name="ce46" table:formula="of:=[.F4]+[.E5]" office:value-type="percentage" office:value="0.247440273037543" calcext:value-type="percentage">
            <text:p>2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42" calcext:value-type="float">
            <text:p>42</text:p>
          </table:table-cell>
          <table:table-cell table:style-name="ce29" office:value-type="float" office:value="39" calcext:value-type="float">
            <text:p>39</text:p>
          </table:table-cell>
          <table:table-cell table:style-name="ce35" table:formula="of:=[.B6]+[.C6]" office:value-type="float" office:value="81" calcext:value-type="float">
            <text:p>81</text:p>
          </table:table-cell>
          <table:table-cell table:style-name="ce42" table:formula="of:=[.D6]/[.$D$12]" office:value-type="percentage" office:value="0.138225255972696" calcext:value-type="percentage">
            <text:p>13,8%</text:p>
          </table:table-cell>
          <table:table-cell table:style-name="ce48" table:formula="of:=[.F5]+[.E6]" office:value-type="percentage" office:value="0.385665529010239" calcext:value-type="percentage">
            <text:p>3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44" calcext:value-type="float">
            <text:p>44</text:p>
          </table:table-cell>
          <table:table-cell table:style-name="ce29" office:value-type="float" office:value="38" calcext:value-type="float">
            <text:p>38</text:p>
          </table:table-cell>
          <table:table-cell table:style-name="ce35" table:formula="of:=[.B7]+[.C7]" office:value-type="float" office:value="82" calcext:value-type="float">
            <text:p>82</text:p>
          </table:table-cell>
          <table:table-cell table:style-name="ce42" table:formula="of:=[.D7]/[.$D$12]" office:value-type="percentage" office:value="0.139931740614334" calcext:value-type="percentage">
            <text:p>14,0%</text:p>
          </table:table-cell>
          <table:table-cell table:style-name="ce48" table:formula="of:=[.F6]+[.E7]" office:value-type="percentage" office:value="0.525597269624573" calcext:value-type="percentage">
            <text:p>5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43" calcext:value-type="float">
            <text:p>43</text:p>
          </table:table-cell>
          <table:table-cell table:style-name="ce29" office:value-type="float" office:value="50" calcext:value-type="float">
            <text:p>50</text:p>
          </table:table-cell>
          <table:table-cell table:style-name="ce35" table:formula="of:=[.B8]+[.C8]" office:value-type="float" office:value="93" calcext:value-type="float">
            <text:p>93</text:p>
          </table:table-cell>
          <table:table-cell table:style-name="ce42" table:formula="of:=[.D8]/[.$D$12]" office:value-type="percentage" office:value="0.158703071672355" calcext:value-type="percentage">
            <text:p>15,9%</text:p>
          </table:table-cell>
          <table:table-cell table:style-name="ce46" table:formula="of:=[.F7]+[.E8]" office:value-type="percentage" office:value="0.684300341296928" calcext:value-type="percentage">
            <text:p>6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37" calcext:value-type="float">
            <text:p>37</text:p>
          </table:table-cell>
          <table:table-cell table:style-name="ce29" office:value-type="float" office:value="48" calcext:value-type="float">
            <text:p>48</text:p>
          </table:table-cell>
          <table:table-cell table:style-name="ce35" table:formula="of:=[.B9]+[.C9]" office:value-type="float" office:value="85" calcext:value-type="float">
            <text:p>85</text:p>
          </table:table-cell>
          <table:table-cell table:style-name="ce42" table:formula="of:=[.D9]/[.$D$12]" office:value-type="percentage" office:value="0.145051194539249" calcext:value-type="percentage">
            <text:p>14,5%</text:p>
          </table:table-cell>
          <table:table-cell table:style-name="ce46" table:formula="of:=[.F8]+[.E9]" office:value-type="percentage" office:value="0.829351535836178" calcext:value-type="percentage">
            <text:p>8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9" calcext:value-type="float">
            <text:p>19</text:p>
          </table:table-cell>
          <table:table-cell table:style-name="ce29" office:value-type="float" office:value="30" calcext:value-type="float">
            <text:p>30</text:p>
          </table:table-cell>
          <table:table-cell table:style-name="ce35" table:formula="of:=[.B10]+[.C10]" office:value-type="float" office:value="49" calcext:value-type="float">
            <text:p>49</text:p>
          </table:table-cell>
          <table:table-cell table:style-name="ce42" table:formula="of:=[.D10]/[.$D$12]" office:value-type="percentage" office:value="0.083617747440273" calcext:value-type="percentage">
            <text:p>8,4%</text:p>
          </table:table-cell>
          <table:table-cell table:style-name="ce46" table:formula="of:=[.F9]+[.E10]" office:value-type="percentage" office:value="0.912969283276451" calcext:value-type="percentage">
            <text:p>9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19" calcext:value-type="float">
            <text:p>19</text:p>
          </table:table-cell>
          <table:table-cell table:style-name="ce29" office:value-type="float" office:value="32" calcext:value-type="float">
            <text:p>32</text:p>
          </table:table-cell>
          <table:table-cell table:style-name="ce35" table:formula="of:=[.B11]+[.C11]" office:value-type="float" office:value="51" calcext:value-type="float">
            <text:p>51</text:p>
          </table:table-cell>
          <table:table-cell table:style-name="ce43" table:formula="of:=[.D11]/[.$D$12]" office:value-type="percentage" office:value="0.0870307167235495" calcext:value-type="percentage">
            <text:p>8,7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282" calcext:value-type="float">
            <text:p>282</text:p>
          </table:table-cell>
          <table:table-cell table:style-name="ce20" table:formula="of:=SUM([.C3:.C11])" office:value-type="float" office:value="304" calcext:value-type="float">
            <text:p>304</text:p>
          </table:table-cell>
          <table:table-cell table:style-name="ce36" table:formula="of:=SUM([.D3:.D11])" office:value-type="float" office:value="586" calcext:value-type="float">
            <text:p>586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8122866894198" calcext:value-type="percentage">
            <text:p>48 %</text:p>
          </table:table-cell>
          <table:table-cell table:style-name="ce21" table:formula="of:=[.C12]/[.D12]" office:value-type="percentage" office:value="0.51877133105802" calcext:value-type="percentage">
            <text:p>52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10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85"/>
          <table:covered-table-cell table:style-name="ce102"/>
          <table:table-cell/>
        </table:table-row>
        <table:table-row table:style-name="ro2">
          <table:table-cell table:style-name="ce8" office:value-type="float" office:value="114" calcext:value-type="float">
            <text:p>114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91" calcext:value-type="float">
            <text:p>391</text:p>
          </table:table-cell>
          <table:table-cell table:style-name="ce38" office:value-type="float" office:value="10" calcext:value-type="float">
            <text:p>10</text:p>
          </table:table-cell>
          <table:table-cell table:style-name="ce23" table:formula="of:=SUM([.A18:.D18])" office:value-type="float" office:value="590" calcext:value-type="float">
            <text:p>590</text:p>
          </table:table-cell>
          <table:table-cell/>
          <table:table-cell table:style-name="ce67" office:value-type="percentage" office:value="0.037" calcext:value-type="percentage" table:number-columns-spanned="3" table:number-rows-spanned="1">
            <text:p>3,70 %</text:p>
          </table:table-cell>
          <table:covered-table-cell table:style-name="ce85"/>
          <table:covered-table-cell table:style-name="ce102"/>
          <table:table-cell/>
        </table:table-row>
        <table:table-row table:style-name="ro2">
          <table:table-cell table:style-name="ce9" table:formula="of:=[.A18]/[.$E$18]" office:value-type="percentage" office:value="0.193220338983051" calcext:value-type="percentage">
            <text:p>19,3%</text:p>
          </table:table-cell>
          <table:table-cell table:style-name="ce9" table:formula="of:=[.B18]/[.$E$18]" office:value-type="percentage" office:value="0.127118644067797" calcext:value-type="percentage">
            <text:p>12,7%</text:p>
          </table:table-cell>
          <table:table-cell table:style-name="ce9" table:formula="of:=[.C18]/[.$E$18]" office:value-type="percentage" office:value="0.66271186440678" calcext:value-type="percentage">
            <text:p>66,3%</text:p>
          </table:table-cell>
          <table:table-cell table:style-name="ce9" table:formula="of:=[.D18]/[.$E$18]" office:value-type="percentage" office:value="0.0169491525423729" calcext:value-type="percentage">
            <text:p>1,7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85"/>
          <table:covered-table-cell table:style-name="ce102"/>
          <table:table-cell/>
        </table:table-row>
        <table:table-row table:style-name="ro2">
          <table:table-cell table:style-name="ce10" office:value-type="string" calcext:value-type="string">
            <text:p>Distribución por síntomas: en 7 casos confirmados no ha sido posible identificar la existencia o no de sintomatología</text:p>
          </table:table-cell>
          <table:table-cell table:number-columns-repeated="5"/>
          <table:table-cell table:style-name="ce68" office:value-type="float" office:value="11.3" calcext:value-type="float" table:number-columns-spanned="3" table:number-rows-spanned="1">
            <text:p>11,30</text:p>
          </table:table-cell>
          <table:covered-table-cell table:style-name="ce86"/>
          <table:covered-table-cell table:style-name="ce103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353" calcext:value-type="float">
            <text:p>353</text:p>
          </table:table-cell>
          <table:table-cell table:style-name="ce30" table:formula="of:=[.B22]/[.E18]" office:value-type="percentage" office:value="0.598305084745763" calcext:value-type="percentage">
            <text:p>60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230" calcext:value-type="float">
            <text:p>230</text:p>
          </table:table-cell>
          <table:table-cell table:style-name="ce31" table:formula="of:=[.B23]/[.E18]" office:value-type="percentage" office:value="0.389830508474576" calcext:value-type="percentage">
            <text:p>39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35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35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Barbastro</text:p>
          </table:table-cell>
          <table:table-cell table:style-name="ce24" office:value-type="float" office:value="35" calcext:value-type="float">
            <text:p>35</text:p>
          </table:table-cell>
          <table:table-cell table:style-name="ce32" table:formula="of:=[.B28]/[.$B$116]" office:value-type="percentage" office:value="0.0593220338983051" calcext:value-type="percentage">
            <text:p>5,93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ZARAGOZA II</text:p>
          </table:table-cell>
          <table:table-cell table:style-name="ce69" office:value-type="float" office:value="137" calcext:value-type="float">
            <text:p>137</text:p>
          </table:table-cell>
          <table:table-cell table:style-name="ce87" table:formula="of:=[.G28]/[.G$37]" office:value-type="percentage" office:value="0.232203389830508" calcext:value-type="percentage">
            <text:p>23,22 %</text:p>
          </table:table-cell>
          <table:table-cell table:style-name="ce104"/>
          <table:table-cell table:style-name="ce6"/>
        </table:table-row>
        <table:table-row table:style-name="ro2">
          <table:table-cell table:style-name="ce13" office:value-type="string" calcext:value-type="string">
            <text:p>Zalfonada</text:p>
          </table:table-cell>
          <table:table-cell table:style-name="ce24" office:value-type="float" office:value="23" calcext:value-type="float">
            <text:p>23</text:p>
          </table:table-cell>
          <table:table-cell table:style-name="ce32" table:formula="of:=[.B29]/[.$B$116]" office:value-type="percentage" office:value="0.0389830508474576" calcext:value-type="percentage">
            <text:p>3,90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ZARAGOZA III</text:p>
          </table:table-cell>
          <table:table-cell table:style-name="ce70" office:value-type="float" office:value="121" calcext:value-type="float">
            <text:p>121</text:p>
          </table:table-cell>
          <table:table-cell table:style-name="ce88" table:formula="of:=[.G29]/[.G$37]" office:value-type="percentage" office:value="0.205084745762712" calcext:value-type="percentage">
            <text:p>20,51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4" office:value-type="float" office:value="20" calcext:value-type="float">
            <text:p>20</text:p>
          </table:table-cell>
          <table:table-cell table:style-name="ce32" table:formula="of:=[.B30]/[.$B$116]" office:value-type="percentage" office:value="0.0338983050847458" calcext:value-type="percentage">
            <text:p>3,39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1" office:value-type="string" calcext:value-type="string">
            <text:p>ZARAGOZA I</text:p>
          </table:table-cell>
          <table:table-cell table:style-name="ce71" office:value-type="float" office:value="101" calcext:value-type="float">
            <text:p>101</text:p>
          </table:table-cell>
          <table:table-cell table:style-name="ce89" table:formula="of:=[.G30]/[.G$37]" office:value-type="percentage" office:value="0.171186440677966" calcext:value-type="percentage">
            <text:p>17,12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4" office:value-type="float" office:value="20" calcext:value-type="float">
            <text:p>20</text:p>
          </table:table-cell>
          <table:table-cell table:style-name="ce32" table:formula="of:=[.B31]/[.$B$116]" office:value-type="percentage" office:value="0.0338983050847458" calcext:value-type="percentage">
            <text:p>3,39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2" office:value-type="string" calcext:value-type="string">
            <text:p>TERUEL</text:p>
          </table:table-cell>
          <table:table-cell table:style-name="ce72" office:value-type="float" office:value="62" calcext:value-type="float">
            <text:p>62</text:p>
          </table:table-cell>
          <table:table-cell table:style-name="ce90" table:formula="of:=[.G31]/[.G$37]" office:value-type="percentage" office:value="0.105084745762712" calcext:value-type="percentage">
            <text:p>10,51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Avenida Cataluña</text:p>
          </table:table-cell>
          <table:table-cell table:style-name="ce24" office:value-type="float" office:value="19" calcext:value-type="float">
            <text:p>19</text:p>
          </table:table-cell>
          <table:table-cell table:style-name="ce32" table:formula="of:=[.B32]/[.$B$116]" office:value-type="percentage" office:value="0.0322033898305085" calcext:value-type="percentage">
            <text:p>3,22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3" office:value-type="string" calcext:value-type="string">
            <text:p>HUESCA</text:p>
          </table:table-cell>
          <table:table-cell table:style-name="ce73" office:value-type="float" office:value="59" calcext:value-type="float">
            <text:p>59</text:p>
          </table:table-cell>
          <table:table-cell table:style-name="ce91" table:formula="of:=[.G32]/[.G$37]" office:value-type="percentage" office:value="0.1" calcext:value-type="percentage">
            <text:p>10,00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Delicias Sur</text:p>
          </table:table-cell>
          <table:table-cell table:style-name="ce24" office:value-type="float" office:value="19" calcext:value-type="float">
            <text:p>19</text:p>
          </table:table-cell>
          <table:table-cell table:style-name="ce32" table:formula="of:=[.B33]/[.$B$116]" office:value-type="percentage" office:value="0.0322033898305085" calcext:value-type="percentage">
            <text:p>3,22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BARBASTRO</text:p>
          </table:table-cell>
          <table:table-cell table:style-name="ce74" office:value-type="float" office:value="53" calcext:value-type="float">
            <text:p>53</text:p>
          </table:table-cell>
          <table:table-cell table:style-name="ce92" table:formula="of:=[.G33]/[.G$37]" office:value-type="percentage" office:value="0.0898305084745763" calcext:value-type="percentage">
            <text:p>8,98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Cella</text:p>
          </table:table-cell>
          <table:table-cell table:style-name="ce24" office:value-type="float" office:value="15" calcext:value-type="float">
            <text:p>15</text:p>
          </table:table-cell>
          <table:table-cell table:style-name="ce32" table:formula="of:=[.B34]/[.$B$116]" office:value-type="percentage" office:value="0.0254237288135593" calcext:value-type="percentage">
            <text:p>2,54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5" office:value-type="string" calcext:value-type="string">
            <text:p>ALCAÑIZ</text:p>
          </table:table-cell>
          <table:table-cell table:style-name="ce75" office:value-type="float" office:value="13" calcext:value-type="float">
            <text:p>13</text:p>
          </table:table-cell>
          <table:table-cell table:style-name="ce93" table:formula="of:=[.G34]/[.G$37]" office:value-type="percentage" office:value="0.0220338983050847" calcext:value-type="percentage">
            <text:p>2,20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5" calcext:value-type="float">
            <text:p>15</text:p>
          </table:table-cell>
          <table:table-cell table:style-name="ce32" table:formula="of:=[.B35]/[.$B$116]" office:value-type="percentage" office:value="0.0254237288135593" calcext:value-type="percentage">
            <text:p>2,54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6" office:value-type="string" calcext:value-type="string">
            <text:p>CALATAYUD</text:p>
          </table:table-cell>
          <table:table-cell table:style-name="ce76" office:value-type="float" office:value="9" calcext:value-type="float">
            <text:p>9</text:p>
          </table:table-cell>
          <table:table-cell table:style-name="ce94" table:formula="of:=[.G35]/[.G$37]" office:value-type="percentage" office:value="0.0152542372881356" calcext:value-type="percentage">
            <text:p>1,53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36]/[.$B$116]" office:value-type="percentage" office:value="0.023728813559322" calcext:value-type="percentage">
            <text:p>2,37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No identificado</text:p>
          </table:table-cell>
          <table:table-cell table:style-name="ce77" office:value-type="float" office:value="35" calcext:value-type="float">
            <text:p>35</text:p>
          </table:table-cell>
          <table:table-cell table:style-name="ce95" table:formula="of:=[.G36]/[.G$37]" office:value-type="percentage" office:value="0.0593220338983051" calcext:value-type="percentage">
            <text:p>5,93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3 (Pirineos)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37]/[.$B$116]" office:value-type="percentage" office:value="0.023728813559322" calcext:value-type="percentage">
            <text:p>2,37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58" office:value-type="string" calcext:value-type="string">
            <text:p>TOTAL</text:p>
          </table:table-cell>
          <table:table-cell table:style-name="ce78" table:formula="of:=SUM([.G28:.G36])" office:value-type="float" office:value="590" calcext:value-type="float">
            <text:p>590</text:p>
          </table:table-cell>
          <table:table-cell table:style-name="ce96"/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8]/[.$B$116]" office:value-type="percentage" office:value="0.0220338983050847" calcext:value-type="percentage">
            <text:p>2,20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9]/[.$B$116]" office:value-type="percentage" office:value="0.0203389830508475" calcext:value-type="percentage">
            <text:p>2,03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59" table:number-columns-repeated="2"/>
        </table:table-row>
        <table:table-row table:style-name="ro2">
          <table:table-cell table:style-name="ce13" office:value-type="string" calcext:value-type="string">
            <text:p>Bombarda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40]/[.$B$116]" office:value-type="percentage" office:value="0.0186440677966102" calcext:value-type="percentage">
            <text:p>1,86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06" table:number-columns-repeated="2"/>
        </table:table-row>
        <table:table-row table:style-name="ro2">
          <table:table-cell table:style-name="ce13" office:value-type="string" calcext:value-type="string">
            <text:p>Torre Ramona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41]/[.$B$116]" office:value-type="percentage" office:value="0.0186440677966102" calcext:value-type="percentage">
            <text:p>1,86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6" table:number-columns-repeated="2"/>
        </table:table-row>
        <table:table-row table:style-name="ro2">
          <table:table-cell table:style-name="ce13" office:value-type="string" calcext:value-type="string">
            <text:p>Valdespartera-Montecanal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42]/[.$B$116]" office:value-type="percentage" office:value="0.0186440677966102" calcext:value-type="percentage">
            <text:p>1,86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59" office:value-type="string" calcext:value-type="string">
            <text:p>Casos en municipios con más de 10.000 habitantes</text:p>
          </table:table-cell>
          <table:table-cell table:style-name="ce59" table:number-columns-repeated="2"/>
          <table:table-cell table:style-name="ce66" table:number-columns-repeated="2"/>
        </table:table-row>
        <table:table-row table:style-name="ro2">
          <table:table-cell table:style-name="ce13" office:value-type="string" calcext:value-type="string">
            <text:p>Actur Norte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43]/[.$B$116]" office:value-type="percentage" office:value="0.0169491525423729" calcext:value-type="percentage">
            <text:p>1,69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60" office:value-type="string" calcext:value-type="string">
            <text:p>MUNICIPIO</text:p>
          </table:table-cell>
          <table:table-cell table:style-name="ce60" office:value-type="string" calcext:value-type="string">
            <text:p>nº casos</text:p>
          </table:table-cell>
          <table:table-cell table:style-name="ce60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San Pablo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44]/[.$B$116]" office:value-type="percentage" office:value="0.0169491525423729" calcext:value-type="percentage">
            <text:p>1,69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1" office:value-type="string" calcext:value-type="string">
            <text:p>Zaragoza</text:p>
          </table:table-cell>
          <table:table-cell table:style-name="ce79" office:value-type="float" office:value="297" calcext:value-type="float">
            <text:p>297</text:p>
          </table:table-cell>
          <table:table-cell table:style-name="ce97" table:formula="of:=[.G44]/[.G$37]" office:value-type="percentage" office:value="0.503389830508475" calcext:value-type="percentage">
            <text:p>50,3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5]/[.$B$116]" office:value-type="percentage" office:value="0.0152542372881356" calcext:value-type="percentage">
            <text:p>1,53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style-name="ce62" office:value-type="string" calcext:value-type="string">
            <text:p>Huesca</text:p>
          </table:table-cell>
          <table:table-cell table:style-name="ce80" office:value-type="float" office:value="51" calcext:value-type="float">
            <text:p>51</text:p>
          </table:table-cell>
          <table:table-cell table:style-name="ce98" table:formula="of:=[.G45]/[.G$37]" office:value-type="percentage" office:value="0.0864406779661017" calcext:value-type="percentage">
            <text:p>8,6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6]/[.$B$116]" office:value-type="percentage" office:value="0.0152542372881356" calcext:value-type="percentage">
            <text:p>1,53 %</text:p>
          </table:table-cell>
          <table:table-cell table:style-name="ce40" office:value-type="float" office:value="19" calcext:value-type="float">
            <text:p>19</text:p>
          </table:table-cell>
          <table:table-cell/>
          <table:table-cell table:style-name="ce62" office:value-type="string" calcext:value-type="string">
            <text:p>Teruel</text:p>
          </table:table-cell>
          <table:table-cell table:style-name="ce80" office:value-type="float" office:value="33" calcext:value-type="float">
            <text:p>33</text:p>
          </table:table-cell>
          <table:table-cell table:style-name="ce98" table:formula="of:=[.G46]/[.G$37]" office:value-type="percentage" office:value="0.0559322033898305" calcext:value-type="percentage">
            <text:p>5,5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7]/[.$B$116]" office:value-type="percentage" office:value="0.0152542372881356" calcext:value-type="percentage">
            <text:p>1,53 %</text:p>
          </table:table-cell>
          <table:table-cell table:style-name="ce40" office:value-type="float" office:value="20" calcext:value-type="float">
            <text:p>20</text:p>
          </table:table-cell>
          <table:table-cell/>
          <table:table-cell table:style-name="ce62" office:value-type="string" calcext:value-type="string">
            <text:p>Barbastro</text:p>
          </table:table-cell>
          <table:table-cell table:style-name="ce80" office:value-type="float" office:value="32" calcext:value-type="float">
            <text:p>32</text:p>
          </table:table-cell>
          <table:table-cell table:style-name="ce98" table:formula="of:=[.G47]/[.G$37]" office:value-type="percentage" office:value="0.0542372881355932" calcext:value-type="percentage">
            <text:p>5,42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8]/[.$B$116]" office:value-type="percentage" office:value="0.0152542372881356" calcext:value-type="percentage">
            <text:p>1,53 %</text:p>
          </table:table-cell>
          <table:table-cell table:style-name="ce40" office:value-type="float" office:value="21" calcext:value-type="float">
            <text:p>21</text:p>
          </table:table-cell>
          <table:table-cell/>
          <table:table-cell table:style-name="ce62" office:value-type="string" calcext:value-type="string">
            <text:p>Tarazona</text:p>
          </table:table-cell>
          <table:table-cell table:style-name="ce80" office:value-type="float" office:value="6" calcext:value-type="float">
            <text:p>6</text:p>
          </table:table-cell>
          <table:table-cell table:style-name="ce98" table:formula="of:=[.G48]/[.G$37]" office:value-type="percentage" office:value="0.0101694915254237" calcext:value-type="percentage">
            <text:p>1,02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9]/[.$B$116]" office:value-type="percentage" office:value="0.0152542372881356" calcext:value-type="percentage">
            <text:p>1,53 %</text:p>
          </table:table-cell>
          <table:table-cell table:style-name="ce40" office:value-type="float" office:value="22" calcext:value-type="float">
            <text:p>22</text:p>
          </table:table-cell>
          <table:table-cell/>
          <table:table-cell table:style-name="ce62" office:value-type="string" calcext:value-type="string">
            <text:p>Cuarte de Huerva</text:p>
          </table:table-cell>
          <table:table-cell table:style-name="ce80" office:value-type="float" office:value="5" calcext:value-type="float">
            <text:p>5</text:p>
          </table:table-cell>
          <table:table-cell table:style-name="ce98" table:formula="of:=[.G49]/[.G$37]" office:value-type="percentage" office:value="0.00847457627118644" calcext:value-type="percentage">
            <text:p>0,85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50]/[.$B$116]" office:value-type="percentage" office:value="0.0152542372881356" calcext:value-type="percentage">
            <text:p>1,53 %</text:p>
          </table:table-cell>
          <table:table-cell table:style-name="ce40" office:value-type="float" office:value="23" calcext:value-type="float">
            <text:p>23</text:p>
          </table:table-cell>
          <table:table-cell/>
          <table:table-cell table:style-name="ce62" office:value-type="string" calcext:value-type="string">
            <text:p>Jaca</text:p>
          </table:table-cell>
          <table:table-cell table:style-name="ce80" office:value-type="float" office:value="5" calcext:value-type="float">
            <text:p>5</text:p>
          </table:table-cell>
          <table:table-cell table:style-name="ce98" table:formula="of:=[.G50]/[.G$37]" office:value-type="percentage" office:value="0.00847457627118644" calcext:value-type="percentage">
            <text:p>0,85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51]/[.$B$116]" office:value-type="percentage" office:value="0.0152542372881356" calcext:value-type="percentage">
            <text:p>1,53 %</text:p>
          </table:table-cell>
          <table:table-cell table:style-name="ce40" office:value-type="float" office:value="24" calcext:value-type="float">
            <text:p>24</text:p>
          </table:table-cell>
          <table:table-cell/>
          <table:table-cell table:style-name="ce63" office:value-type="string" calcext:value-type="string">
            <text:p>Calatayud</text:p>
          </table:table-cell>
          <table:table-cell table:style-name="ce81" office:value-type="float" office:value="4" calcext:value-type="float">
            <text:p>4</text:p>
          </table:table-cell>
          <table:table-cell table:style-name="ce99" table:formula="of:=[.G51]/[.G$37]" office:value-type="percentage" office:value="0.00677966101694915" calcext:value-type="percentage">
            <text:p>0,6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52]/[.$B$116]" office:value-type="percentage" office:value="0.0135593220338983" calcext:value-type="percentage">
            <text:p>1,36 %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62" office:value-type="string" calcext:value-type="string">
            <text:p>Monzón</text:p>
          </table:table-cell>
          <table:table-cell table:style-name="ce80" office:value-type="float" office:value="4" calcext:value-type="float">
            <text:p>4</text:p>
          </table:table-cell>
          <table:table-cell table:style-name="ce98" table:formula="of:=[.G52]/[.G$37]" office:value-type="percentage" office:value="0.00677966101694915" calcext:value-type="percentage">
            <text:p>0,6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53]/[.$B$116]" office:value-type="percentage" office:value="0.0135593220338983" calcext:value-type="percentage">
            <text:p>1,36 %</text:p>
          </table:table-cell>
          <table:table-cell table:style-name="ce40" office:value-type="float" office:value="26" calcext:value-type="float">
            <text:p>26</text:p>
          </table:table-cell>
          <table:table-cell/>
          <table:table-cell table:style-name="ce62" office:value-type="string" calcext:value-type="string">
            <text:p>Ejea de los Caballeros</text:p>
          </table:table-cell>
          <table:table-cell table:style-name="ce80" office:value-type="float" office:value="3" calcext:value-type="float">
            <text:p>3</text:p>
          </table:table-cell>
          <table:table-cell table:style-name="ce98" table:formula="of:=[.G53]/[.G$37]" office:value-type="percentage" office:value="0.00508474576271186" calcext:value-type="percentage">
            <text:p>0,51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54]/[.$B$116]" office:value-type="percentage" office:value="0.0135593220338983" calcext:value-type="percentage">
            <text:p>1,36 %</text:p>
          </table:table-cell>
          <table:table-cell table:style-name="ce40" office:value-type="float" office:value="27" calcext:value-type="float">
            <text:p>27</text:p>
          </table:table-cell>
          <table:table-cell/>
          <table:table-cell table:style-name="ce63" office:value-type="string" calcext:value-type="string">
            <text:p>Alcañiz</text:p>
          </table:table-cell>
          <table:table-cell table:style-name="ce81" office:value-type="float" office:value="2" calcext:value-type="float">
            <text:p>2</text:p>
          </table:table-cell>
          <table:table-cell table:style-name="ce98" table:formula="of:=[.G54]/[.G$37]" office:value-type="percentage" office:value="0.00338983050847458" calcext:value-type="percentage">
            <text:p>0,3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55]/[.$B$116]" office:value-type="percentage" office:value="0.0135593220338983" calcext:value-type="percentage">
            <text:p>1,36 %</text:p>
          </table:table-cell>
          <table:table-cell table:style-name="ce40" office:value-type="float" office:value="28" calcext:value-type="float">
            <text:p>28</text:p>
          </table:table-cell>
          <table:table-cell/>
          <table:table-cell table:style-name="ce62" office:value-type="string" calcext:value-type="string">
            <text:p>Fraga</text:p>
          </table:table-cell>
          <table:table-cell table:style-name="ce80" office:value-type="float" office:value="1" calcext:value-type="float">
            <text:p>1</text:p>
          </table:table-cell>
          <table:table-cell table:style-name="ce98" table:formula="of:=[.G55]/[.G$37]" office:value-type="percentage" office:value="0.00169491525423729" calcext:value-type="percentage">
            <text:p>0,1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6]/[.$B$116]" office:value-type="percentage" office:value="0.011864406779661" calcext:value-type="percentage">
            <text:p>1,19 %</text:p>
          </table:table-cell>
          <table:table-cell table:style-name="ce40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Utebo</text:p>
          </table:table-cell>
          <table:table-cell table:style-name="ce82" office:value-type="float" office:value="1" calcext:value-type="float">
            <text:p>1</text:p>
          </table:table-cell>
          <table:table-cell table:style-name="ce100" table:formula="of:=[.G56]/[.G$37]" office:value-type="percentage" office:value="0.00169491525423729" calcext:value-type="percentage">
            <text:p>0,1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7]/[.$B$116]" office:value-type="percentage" office:value="0.011864406779661" calcext:value-type="percentage">
            <text:p>1,19 %</text:p>
          </table:table-cell>
          <table:table-cell table:style-name="ce40" office:value-type="float" office:value="30" calcext:value-type="float">
            <text:p>30</text:p>
          </table:table-cell>
          <table:table-cell/>
          <table:table-cell table:style-name="ce65" office:value-type="string" calcext:value-type="string">
            <text:p>TOTAL</text:p>
          </table:table-cell>
          <table:table-cell table:style-name="ce83" table:formula="of:=SUM([.G44:.G56])" office:value-type="float" office:value="444" calcext:value-type="float">
            <text:p>444</text:p>
          </table:table-cell>
          <table:table-cell table:style-name="ce101" table:formula="of:=SUM([.H44:.H56])" office:value-type="percentage" office:value="0.752542372881356" calcext:value-type="percentage">
            <text:p>75,25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8]/[.$B$116]" office:value-type="percentage" office:value="0.011864406779661" calcext:value-type="percentage">
            <text:p>1,19 %</text:p>
          </table:table-cell>
          <table:table-cell table:style-name="ce40" office:value-type="float" office:value="31" calcext:value-type="float">
            <text:p>31</text:p>
          </table:table-cell>
          <table:table-cell/>
          <table:table-cell table:style-name="ce66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9]/[.$B$116]" office:value-type="percentage" office:value="0.011864406779661" calcext:value-type="percentage">
            <text:p>1,19 %</text:p>
          </table:table-cell>
          <table:table-cell table:style-name="ce40" office:value-type="float" office:value="32" calcext:value-type="float">
            <text:p>32</text:p>
          </table:table-cell>
          <table:table-cell/>
          <table:table-cell table:style-name="ce66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60]/[.$B$116]" office:value-type="percentage" office:value="0.011864406779661" calcext:value-type="percentage">
            <text:p>1,19 %</text:p>
          </table:table-cell>
          <table:table-cell table:style-name="ce40" office:value-type="float" office:value="33" calcext:value-type="float">
            <text:p>33</text:p>
          </table:table-cell>
          <table:table-cell/>
          <table:table-cell table:style-name="ce66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Alfajarín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61]/[.$B$116]" office:value-type="percentage" office:value="0.0101694915254237" calcext:value-type="percentage">
            <text:p>1,02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62]/[.$B$116]" office:value-type="percentage" office:value="0.0101694915254237" calcext:value-type="percentage">
            <text:p>1,02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63]/[.$B$116]" office:value-type="percentage" office:value="0.0101694915254237" calcext:value-type="percentage">
            <text:p>1,02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4]/[.$B$116]" office:value-type="percentage" office:value="0.00847457627118644" calcext:value-type="percentage">
            <text:p>0,85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5]/[.$B$116]" office:value-type="percentage" office:value="0.00847457627118644" calcext:value-type="percentage">
            <text:p>0,85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íja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6]/[.$B$116]" office:value-type="percentage" office:value="0.00847457627118644" calcext:value-type="percentage">
            <text:p>0,85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7]/[.$B$116]" office:value-type="percentage" office:value="0.00847457627118644" calcext:value-type="percentage">
            <text:p>0,85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8]/[.$B$116]" office:value-type="percentage" office:value="0.00847457627118644" calcext:value-type="percentage">
            <text:p>0,85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rrión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9]/[.$B$116]" office:value-type="percentage" office:value="0.00847457627118644" calcext:value-type="percentage">
            <text:p>0,85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70]/[.$B$116]" office:value-type="percentage" office:value="0.00847457627118644" calcext:value-type="percentage">
            <text:p>0,85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íns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1]/[.$B$116]" office:value-type="percentage" office:value="0.00677966101694915" calcext:value-type="percentage">
            <text:p>0,68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2]/[.$B$116]" office:value-type="percentage" office:value="0.00677966101694915" calcext:value-type="percentage">
            <text:p>0,68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3]/[.$B$116]" office:value-type="percentage" office:value="0.00677966101694915" calcext:value-type="percentage">
            <text:p>0,68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4]/[.$B$116]" office:value-type="percentage" office:value="0.00677966101694915" calcext:value-type="percentage">
            <text:p>0,68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/>
          <table:table-cell table:style-name="ce84"/>
          <table:table-cell table:number-columns-repeated="3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5]/[.$B$116]" office:value-type="percentage" office:value="0.00677966101694915" calcext:value-type="percentage">
            <text:p>0,68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6]/[.$B$116]" office:value-type="percentage" office:value="0.00677966101694915" calcext:value-type="percentage">
            <text:p>0,68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7]/[.$B$116]" office:value-type="percentage" office:value="0.00677966101694915" calcext:value-type="percentage">
            <text:p>0,68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8]/[.$B$116]" office:value-type="percentage" office:value="0.00677966101694915" calcext:value-type="percentage">
            <text:p>0,68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9]/[.$B$116]" office:value-type="percentage" office:value="0.00677966101694915" calcext:value-type="percentage">
            <text:p>0,68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80]/[.$B$116]" office:value-type="percentage" office:value="0.00677966101694915" calcext:value-type="percentage">
            <text:p>0,68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81]/[.$B$116]" office:value-type="percentage" office:value="0.00677966101694915" calcext:value-type="percentage">
            <text:p>0,68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82]/[.$B$116]" office:value-type="percentage" office:value="0.00508474576271186" calcext:value-type="percentage">
            <text:p>0,51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83]/[.$B$116]" office:value-type="percentage" office:value="0.00508474576271186" calcext:value-type="percentage">
            <text:p>0,51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84]/[.$B$116]" office:value-type="percentage" office:value="0.00508474576271186" calcext:value-type="percentage">
            <text:p>0,51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85]/[.$B$116]" office:value-type="percentage" office:value="0.00508474576271186" calcext:value-type="percentage">
            <text:p>0,51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86]/[.$B$116]" office:value-type="percentage" office:value="0.00508474576271186" calcext:value-type="percentage">
            <text:p>0,51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87]/[.$B$116]" office:value-type="percentage" office:value="0.00508474576271186" calcext:value-type="percentage">
            <text:p>0,51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marite de Liter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88]/[.$B$116]" office:value-type="percentage" office:value="0.00508474576271186" calcext:value-type="percentage">
            <text:p>0,51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9]/[.$B$116]" office:value-type="percentage" office:value="0.00338983050847458" calcext:value-type="percentage">
            <text:p>0,34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0]/[.$B$116]" office:value-type="percentage" office:value="0.00338983050847458" calcext:value-type="percentage">
            <text:p>0,34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1]/[.$B$116]" office:value-type="percentage" office:value="0.00338983050847458" calcext:value-type="percentage">
            <text:p>0,34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2]/[.$B$116]" office:value-type="percentage" office:value="0.00338983050847458" calcext:value-type="percentage">
            <text:p>0,34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3]/[.$B$116]" office:value-type="percentage" office:value="0.00338983050847458" calcext:value-type="percentage">
            <text:p>0,34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4]/[.$B$116]" office:value-type="percentage" office:value="0.00338983050847458" calcext:value-type="percentage">
            <text:p>0,34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5]/[.$B$116]" office:value-type="percentage" office:value="0.00338983050847458" calcext:value-type="percentage">
            <text:p>0,34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riñen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6]/[.$B$116]" office:value-type="percentage" office:value="0.00338983050847458" calcext:value-type="percentage">
            <text:p>0,34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7]/[.$B$116]" office:value-type="percentage" office:value="0.00338983050847458" calcext:value-type="percentage">
            <text:p>0,34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rrací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8]/[.$B$116]" office:value-type="percentage" office:value="0.00169491525423729" calcext:value-type="percentage">
            <text:p>0,17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fambr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9]/[.$B$116]" office:value-type="percentage" office:value="0.00169491525423729" calcext:value-type="percentage">
            <text:p>0,17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udév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0]/[.$B$116]" office:value-type="percentage" office:value="0.00169491525423729" calcext:value-type="percentage">
            <text:p>0,17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1]/[.$B$116]" office:value-type="percentage" office:value="0.00169491525423729" calcext:value-type="percentage">
            <text:p>0,17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tejon de S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2]/[.$B$116]" office:value-type="percentage" office:value="0.00169491525423729" calcext:value-type="percentage">
            <text:p>0,17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3]/[.$B$116]" office:value-type="percentage" office:value="0.00169491525423729" calcext:value-type="percentage">
            <text:p>0,17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4]/[.$B$116]" office:value-type="percentage" office:value="0.00169491525423729" calcext:value-type="percentage">
            <text:p>0,17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5]/[.$B$116]" office:value-type="percentage" office:value="0.00169491525423729" calcext:value-type="percentage">
            <text:p>0,17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ñé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6]/[.$B$116]" office:value-type="percentage" office:value="0.00169491525423729" calcext:value-type="percentage">
            <text:p>0,17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u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7]/[.$B$116]" office:value-type="percentage" office:value="0.00169491525423729" calcext:value-type="percentage">
            <text:p>0,17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fortunad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8]/[.$B$116]" office:value-type="percentage" office:value="0.00169491525423729" calcext:value-type="percentage">
            <text:p>0,17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u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9]/[.$B$116]" office:value-type="percentage" office:value="0.00169491525423729" calcext:value-type="percentage">
            <text:p>0,17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10]/[.$B$116]" office:value-type="percentage" office:value="0.00169491525423729" calcext:value-type="percentage">
            <text:p>0,17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real del Camp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11]/[.$B$116]" office:value-type="percentage" office:value="0.00169491525423729" calcext:value-type="percentage">
            <text:p>0,17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ta de Jaló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12]/[.$B$116]" office:value-type="percentage" office:value="0.00169491525423729" calcext:value-type="percentage">
            <text:p>0,17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13]/[.$B$116]" office:value-type="percentage" office:value="0.00169491525423729" calcext:value-type="percentage">
            <text:p>0,17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rilla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14]/[.$B$116]" office:value-type="percentage" office:value="0.00169491525423729" calcext:value-type="percentage">
            <text:p>0,17 %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35" calcext:value-type="float">
            <text:p>35</text:p>
          </table:table-cell>
          <table:table-cell table:style-name="ce33" table:formula="of:=[.B115]/[.$B$116]" office:value-type="percentage" office:value="0.0593220338983051" calcext:value-type="percentage">
            <text:p>5,93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/>
          <table:table-cell table:style-name="ce27" table:formula="of:=SUM([.B28:.B115])" office:value-type="float" office:value="590" calcext:value-type="float">
            <text:p>590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59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09'.$A$1" table:cell-range-address="$'20201009'.$A$27:.$D$81"/>
        </table:named-expressions>
      </table:table>
      <table:named-expressions/>
      <table:database-ranges>
        <table:database-range table:name="__Anonymous_Sheet_DB__0" table:target-range-address="'20201009'.A27:'20201009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09" style:display-name="PageStyle_2020100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10T15:32:08</dc:date>
    <meta:generator>LibreOffice/6.0.7.3$Linux_X86_64 LibreOffice_project/00m0$Build-3</meta:generator>
    <meta:document-statistic meta:table-count="1" meta:cell-count="529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